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565" officeooo:paragraph-rsid="00073565"/>
    </style:style>
    <style:style style:name="P2" style:family="paragraph" style:parent-style-name="Standard">
      <style:text-properties officeooo:rsid="00087dd4" officeooo:paragraph-rsid="00087dd4"/>
    </style:style>
    <style:style style:name="P3" style:family="paragraph" style:parent-style-name="Standard">
      <style:text-properties officeooo:rsid="000bce7b" officeooo:paragraph-rsid="000bce7b"/>
    </style:style>
    <style:style style:name="P4" style:family="paragraph" style:parent-style-name="Standard">
      <style:text-properties officeooo:rsid="000c4c38" officeooo:paragraph-rsid="000c4c38"/>
    </style:style>
    <style:style style:name="P5" style:family="paragraph" style:parent-style-name="Standard">
      <style:text-properties officeooo:rsid="0018aabf" officeooo:paragraph-rsid="0018aabf"/>
    </style:style>
    <style:style style:name="P6" style:family="paragraph" style:parent-style-name="Standard">
      <style:text-properties officeooo:rsid="001a0c4b" officeooo:paragraph-rsid="001a0c4b"/>
    </style:style>
    <style:style style:name="P7" style:family="paragraph" style:parent-style-name="Standard">
      <style:text-properties officeooo:rsid="001a0c4b" officeooo:paragraph-rsid="001bce93"/>
    </style:style>
    <style:style style:name="P8" style:family="paragraph" style:parent-style-name="Standard">
      <style:text-properties fo:font-variant="normal" fo:text-transform="none" fo:color="#202124" style:font-name="Roboto" fo:font-size="10.5pt" fo:letter-spacing="normal" fo:font-style="normal" fo:font-weight="normal" officeooo:paragraph-rsid="001bce93"/>
    </style:style>
    <style:style style:name="P9" style:family="paragraph" style:parent-style-name="Standard">
      <style:text-properties officeooo:rsid="0020aa98" officeooo:paragraph-rsid="0020aa98"/>
    </style:style>
    <style:style style:name="P10" style:family="paragraph" style:parent-style-name="Standard">
      <style:text-properties officeooo:rsid="0025301d" officeooo:paragraph-rsid="0025301d"/>
    </style:style>
    <style:style style:name="P11" style:family="paragraph" style:parent-style-name="Preformatted_20_Text">
      <style:text-properties officeooo:rsid="000bce7b" officeooo:paragraph-rsid="002950c3"/>
    </style:style>
    <style:style style:name="P12" style:family="paragraph" style:parent-style-name="Standard">
      <style:text-properties officeooo:rsid="00087dd4" officeooo:paragraph-rsid="00087dd4"/>
    </style:style>
    <style:style style:name="P13" style:family="paragraph" style:parent-style-name="Standard">
      <style:text-properties officeooo:rsid="00087dd4" officeooo:paragraph-rsid="002c26d0"/>
    </style:style>
    <style:style style:name="P14" style:family="paragraph" style:parent-style-name="Standard">
      <style:text-properties officeooo:rsid="000bce7b" officeooo:paragraph-rsid="002950c3"/>
    </style:style>
    <style:style style:name="P15" style:family="paragraph" style:parent-style-name="Standard">
      <style:text-properties officeooo:rsid="000bce7b" officeooo:paragraph-rsid="002ecaea"/>
    </style:style>
    <style:style style:name="P16" style:family="paragraph" style:parent-style-name="Standard">
      <style:text-properties officeooo:rsid="00142f5a" officeooo:paragraph-rsid="00142f5a"/>
    </style:style>
    <style:style style:name="T1" style:family="text">
      <style:text-properties officeooo:rsid="001ee1a2"/>
    </style:style>
    <style:style style:name="T2" style:family="text">
      <style:text-properties officeooo:rsid="0020aa98"/>
    </style:style>
    <style:style style:name="T3" style:family="text">
      <style:text-properties loext:padding="0.049cm" loext:border="0.06pt solid #d9d9e3"/>
    </style:style>
    <style:style style:name="T4" style:family="text">
      <style:text-properties officeooo:rsid="002aa36f" loext:padding="0.049cm" loext:border="0.06pt solid #d9d9e3"/>
    </style:style>
    <style:style style:name="T5" style:family="text">
      <style:text-properties officeooo:rsid="002c26d0"/>
    </style:style>
    <style:style style:name="T6" style:family="text">
      <style:text-properties officeooo:rsid="002d9d35"/>
    </style:style>
    <style:style style:name="T7" style:family="text">
      <style:text-properties officeooo:rsid="002ecaea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78724234560" text:id="ct94478724234560">
          <text:insertion>
            <office:change-info>
              <dc:creator>Unknown Author</dc:creator>
              <dc:date>2023-04-13T11:58:31</dc:date>
            </office:change-info>
          </text:insertion>
        </text:changed-region>
        <text:changed-region xml:id="ct94478810246816" text:id="ct94478810246816">
          <text:insertion>
            <office:change-info>
              <dc:creator>Unknown Author</dc:creator>
              <dc:date>2023-04-13T11:58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ing Topics</text:p>
      <text:p text:style-name="Standard">docker exec -ti kafka bin/kafka-topics.sh --list --zookeeper zookeeper:2181</text:p>
      <text:p text:style-name="Standard"/>
      <text:p text:style-name="P2">Starting Consumer</text:p>
      <text:p text:style-name="P2">docker exec -ti kafka bin/kafka-console-consumer.sh --bootstrap-server 192.168.1.109:9092 --topic local.dms.popeye_rest_api_data <text:s/>--from-beginning</text:p>
      <text:p text:style-name="P2"/>
      <text:p text:style-name="P3">describing topic</text:p>
      <text:p text:style-name="P3">docker exec -ti kafka bin/kafka-topics.sh --describe --topic local.dms.popeye_rest_api_data --bootstrap-server 192.168.1.109:9092</text:p>
      <text:p text:style-name="P3"/>
      <text:p text:style-name="P4">running consumer list</text:p>
      <text:p text:style-name="P4">docker exec -ti kafka bin/kafka-consumer-groups.sh <text:s/>--bootstrap-server 192.168.1.109:9092 –list</text:p>
      <text:p text:style-name="P4"/>
      <text:p text:style-name="P4">Listing all the consumer running with group <text:s/>id</text:p>
      <text:p text:style-name="P4">docker exec -ti kafka bin/kafka-consumer-groups.sh <text:s/>--bootstrap-server 192.168.1.109:9092 --list</text:p>
      <text:p text:style-name="P2"/>
      <text:p text:style-name="P2"/>
      <text:p text:style-name="P2"><text:a xlink:type="simple" xlink:href="https://gist.github.com/kim-hyunjin/bde9d52445cc791bc06a109a249ad753" text:style-name="Internet_20_link" text:visited-style-name="Visited_20_Internet_20_Link">https://gist.github.com/kim-hyunjin/bde9d52445cc791bc06a109a249ad753</text:a></text:p>
      <text:p text:style-name="P2"/>
      <text:p text:style-name="P2"><text:a xlink:type="simple" xlink:href="https://developer.confluent.io/tutorials/change-topic-partitions-replicas/ksql.html" text:style-name="Internet_20_link" text:visited-style-name="Visited_20_Internet_20_Link">https://developer.confluent.io/tutorials/change-topic-partitions-replicas/ksql.html</text:a></text:p>
      <text:p text:style-name="P2"/>
      <text:p text:style-name="P2"><text:a xlink:type="simple" xlink:href="https://www.logicbig.com/tutorials/misc/kafka/understanding-kafka-topic-partitions.html" text:style-name="Internet_20_link" text:visited-style-name="Visited_20_Internet_20_Link">https://www.logicbig.com/tutorials/misc/kafka/understanding-kafka-topic-partitions.html</text:a></text:p>
      <text:p text:style-name="P2"/>
      <text:p text:style-name="P2"/>
      <text:p text:style-name="P14">docker exec -ti kafka bin/kafka-topics.sh --describe --topic connect_config --bootstrap-server 192.168.1.109:9092</text:p>
      <text:p text:style-name="P14"/>
      <text:p text:style-name="P14"/>
      <text:p text:style-name="P13">docker exec -ti kafka bin/kafka-console-consumer.sh --bootstrap-server 172.16.33.139:9092 --topic <text:span text:style-name="T5">public.notification_user</text:span> <text:s/>--from-beginning</text:p>
      <text:p text:style-name="P14"/>
      <text:p text:style-name="P14"/>
      <text:p text:style-name="P11"><text:span text:style-name="Source_20_Text"><text:span text:style-name="T3"><text:s/>kafka-console-consumer --bootstrap-server localhost:9092 --topic connect_config –from-beginning</text:span></text:span></text:p>
      <text:p text:style-name="P11"><text:span text:style-name="Source_20_Text"><text:span text:style-name="T3"/></text:span></text:p>
      <text:p text:style-name="P11"><text:span text:style-name="Source_20_Text"><text:span text:style-name="T3"/></text:span></text:p>
      <text:p text:style-name="P11"><text:span text:style-name="Source_20_Text"><text:span text:style-name="T3">$ docker run --rm confluentinc/cp-kafka:latest kafka-console-consumer --topic </text:span></text:span><text:span text:style-name="Source_20_Text"><text:span text:style-name="T4">connect_config</text:span></text:span><text:span text:style-name="Source_20_Text"><text:span text:style-name="T3"> --bootstrap-server localhost:9092 --from-beginning</text:span></text:span></text:p>
      <text:p text:style-name="Text_20_body"><text:line-break/></text:p>
      <text:p text:style-name="P2"/>
      <text:p text:style-name="P2"/>
      <text:p text:style-name="P5">qa_external</text:p>
      <text:p text:style-name="P5"/>
      <text:p text:style-name="P6">dms</text:p>
      <text:p text:style-name="P5">ssh <text:a xlink:type="simple" xlink:href="mailto:divyraj1@35.90.170.191" text:style-name="Internet_20_link" text:visited-style-name="Visited_20_Internet_20_Link">divyraj1@35.90.170.191</text:a></text:p>
      <text:p text:style-name="P6">password jio number</text:p>
      <text:p text:style-name="P6"/>
      <text:p text:style-name="P6">ch<text:span text:style-name="T1">e</text:span>cking logs <text:s/>:</text:p>
      <text:p text:style-name="P6">cd /home/ubuntu/</text:p>
      <text:p text:style-name="P6"><text:soft-page-break/>cd logs/</text:p>
      <text:p text:style-name="P6">tail -100f dms-qa-external.log</text:p>
      <text:p text:style-name="P6"/>
      <text:p text:style-name="P6"><text:s/><text:span text:style-name="T2">to start the service enter</text:span></text:p>
      <text:p text:style-name="P6"><text:s/>cd /etc/systemd/system/</text:p>
      <text:p text:style-name="P6"/>
      <text:p text:style-name="P9">and Start the Service</text:p>
      <text:p text:style-name="P9">sudo service dms-qa-external start</text:p>
      <text:p text:style-name="P6"/>
      <text:p text:style-name="P6"/>
      <text:p text:style-name="P6">postgres credential</text:p>
      <text:p text:style-name="P7"><text:s/>psql -h routingengine.cibtmskbddcw.us-west-2.rds.amazonaws.com -d dms_qa_external -U routingengine :</text:p>
      <text:p text:style-name="P8">RQEVt5JXep3Ia4TX</text:p>
      <text:p text:style-name="P6"/>
      <text:p text:style-name="P6"/>
      <text:p text:style-name="P6">checking logs through file :</text:p>
      <text:p text:style-name="P6">cat dms-qa-external.log | grep 'track log data need to send to popeye:'</text:p>
      <text:p text:style-name="P10"/>
      <text:p text:style-name="P6"/>
      <text:p text:style-name="P2"/>
      <text:p text:style-name="P16"><text:s/>docker exec -ti kafka bin/kafka-console-consumer.sh --bootstrap-server 192.168.0.105:9092 --topic <text:s text:c="7"/>_<text:span text:style-name="T6">schemas</text:span> <text:s/>--from-beginning</text:p>
      <text:p text:style-name="P16"/>
      <text:p text:style-name="P16"/>
      <text:p text:style-name="P16">docker exec -ti kafka bin/kafka-console-consumer.sh --bootstrap-server 192.168.0.105:9092 --topic <text:s text:c="7"/>local.public.notification_user_old <text:s/>--from-beginning<text:change-start text:change-id="ct94478724234560"/></text:p>
      <text:p text:style-name="P16"/>
      <text:p text:style-name="P16"/>
      <text:p text:style-name="P16"/>
      <text:p text:style-name="P15">docker exec -ti <text:span text:style-name="T7">dockercompose_kafka_1</text:span> bin/kafka-topics.sh --describe --topic local.public.notification_user_old_config --bootstrap-server <text:change-end text:change-id="ct94478724234560"/><text:span text:style-name="T7">172.16.33.139</text:span><text:change-start text:change-id="ct94478810246816"/>:9092</text:p>
      <text:p text:style-name="P15"><text:change-end text:change-id="ct94478810246816"/></text:p>
      <text:p text:style-name="P15"/>
      <text:p text:style-name="P15"/>
      <text:p text:style-name="P15">docker exec -ti dockercompose_kafka_1 bin/kafka-topics.sh --bootstrap-server 192.168.0.105:9092 --li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16:56:46.130334856</meta:creation-date>
    <dc:date>2023-04-16T11:45:21.768442699</dc:date>
    <meta:editing-duration>P27DT22H3M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233" meta:character-count="2404" meta:non-whitespace-character-count="2215"/>
  </office:meta>
</office:document-meta>
</file>